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10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  <style:text-properties fo:color="#00e676"/>
    </style:style>
    <style:style style:name="ce33" style:family="table-cell" style:parent-style-name="Default">
      <style:table-cell-properties fo:background-color="#ff1744" fo:border="0.74pt solid #000000"/>
      <style:text-properties fo:color="#f50057"/>
    </style:style>
    <style:style style:name="ce34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37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5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73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74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75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76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5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36" style:family="table-cell" style:parent-style-name="Default">
      <style:table-cell-properties fo:background-color="#ff1744" fo:border="0.74pt solid #000000"/>
    </style:style>
    <style:style style:name="ce87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00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92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4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98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100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101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102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103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104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105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  <style:text-properties fo:color="#00e676"/>
    </style:style>
    <style:style style:name="ce119" style:family="table-cell" style:parent-style-name="Default">
      <style:table-cell-properties fo:background-color="#ff1744" fo:border="0.74pt solid #000000"/>
      <style:text-properties fo:color="#f50057"/>
    </style:style>
    <style:style style:name="ce120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121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22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123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4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5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6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89"/>
        <table:table-column table:style-name="co2" table:number-columns-repeated="7" table:default-cell-style-name="ce93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7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88"/>
          <table:table-cell table:style-name="ce91" office:value-type="string" calcext:value-type="string">
            <text:p>Lundi</text:p>
          </table:table-cell>
          <table:table-cell table:style-name="ce91" office:value-type="string" calcext:value-type="string">
            <text:p>Mardi</text:p>
          </table:table-cell>
          <table:table-cell table:style-name="ce91" office:value-type="string" calcext:value-type="string">
            <text:p>Mercredi</text:p>
          </table:table-cell>
          <table:table-cell table:style-name="ce91" office:value-type="string" calcext:value-type="string">
            <text:p>Jeudi</text:p>
          </table:table-cell>
          <table:table-cell table:style-name="ce91" office:value-type="string" calcext:value-type="string">
            <text:p>Vendredi</text:p>
          </table:table-cell>
          <table:table-cell table:style-name="ce91" office:value-type="string" calcext:value-type="string">
            <text:p>Samedi</text:p>
          </table:table-cell>
          <table:table-cell table:style-name="ce91" office:value-type="string" calcext:value-type="string">
            <text:p>Dimanche</text:p>
          </table:table-cell>
          <table:table-cell table:number-columns-repeated="2"/>
          <table:table-cell table:style-name="ce91" office:value-type="string" calcext:value-type="string">
            <text:p>Projets</text:p>
          </table:table-cell>
          <table:table-cell table:style-name="ce89" office:value-type="string" calcext:value-type="string">
            <text:p>Prêt</text:p>
          </table:table-cell>
          <table:table-cell table:style-name="ce9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92" office:value-type="date" office:date-value="2023-08-21" calcext:value-type="date">
            <text:p>21 </text:p>
          </table:table-cell>
          <table:table-cell table:style-name="ce92" office:value-type="date" office:date-value="2023-08-22" calcext:value-type="date">
            <text:p>22 </text:p>
          </table:table-cell>
          <table:table-cell table:style-name="ce92" office:value-type="date" office:date-value="2023-08-23" calcext:value-type="date">
            <text:p>23 </text:p>
          </table:table-cell>
          <table:table-cell table:style-name="ce92" office:value-type="date" office:date-value="2023-08-24" calcext:value-type="date">
            <text:p>24 </text:p>
          </table:table-cell>
          <table:table-cell table:style-name="ce94" office:value-type="date" office:date-value="2023-08-25" calcext:value-type="date">
            <text:p>25 </text:p>
          </table:table-cell>
          <table:table-cell table:style-name="ce92" office:value-type="date" office:date-value="2023-08-26" calcext:value-type="date">
            <text:p>26 </text:p>
          </table:table-cell>
          <table:table-cell table:style-name="ce92" office:value-type="date" office:date-value="2023-08-27" calcext:value-type="date">
            <text:p>27 </text:p>
          </table:table-cell>
          <table:table-cell table:number-columns-repeated="2"/>
          <table:table-cell table:style-name="ce106" office:value-type="string" calcext:value-type="string">
            <text:p>P1</text:p>
          </table:table-cell>
          <table:table-cell table:style-name="ce118"/>
          <table:table-cell table:style-name="ce120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8-28" calcext:value-type="date">
            <text:p>28 </text:p>
          </table:table-cell>
          <table:table-cell table:style-name="ce92" office:value-type="date" office:date-value="2023-08-29" calcext:value-type="date">
            <text:p>29 </text:p>
          </table:table-cell>
          <table:table-cell table:style-name="ce92" office:value-type="date" office:date-value="2023-08-30" calcext:value-type="date">
            <text:p>30 </text:p>
          </table:table-cell>
          <table:table-cell table:style-name="ce92" office:value-type="date" office:date-value="2023-08-31" calcext:value-type="date">
            <text:p>31 </text:p>
          </table:table-cell>
          <table:table-cell table:style-name="ce95" office:value-type="date" office:date-value="2023-09-01" calcext:value-type="date">
            <text:p>1 </text:p>
          </table:table-cell>
          <table:table-cell table:style-name="ce92" office:value-type="date" office:date-value="2023-09-02" calcext:value-type="date">
            <text:p>2 </text:p>
          </table:table-cell>
          <table:table-cell table:style-name="ce92" office:value-type="date" office:date-value="2023-09-03" calcext:value-type="date">
            <text:p>3 </text:p>
          </table:table-cell>
          <table:table-cell table:number-columns-repeated="2"/>
          <table:table-cell table:style-name="ce107" office:value-type="string" calcext:value-type="string">
            <text:p>P2</text:p>
          </table:table-cell>
          <table:table-cell table:style-name="ce118"/>
          <table:table-cell table:style-name="ce120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92" office:value-type="date" office:date-value="2023-09-04" calcext:value-type="date">
            <text:p>4 </text:p>
          </table:table-cell>
          <table:table-cell table:style-name="ce92" office:value-type="date" office:date-value="2023-09-05" calcext:value-type="date">
            <text:p>5 </text:p>
          </table:table-cell>
          <table:table-cell table:style-name="ce92" office:value-type="date" office:date-value="2023-09-06" calcext:value-type="date">
            <text:p>6 </text:p>
          </table:table-cell>
          <table:table-cell table:style-name="ce92" office:value-type="date" office:date-value="2023-09-07" calcext:value-type="date">
            <text:p>7 </text:p>
          </table:table-cell>
          <table:table-cell table:style-name="ce92" office:value-type="date" office:date-value="2023-09-08" calcext:value-type="date">
            <text:p>8 </text:p>
          </table:table-cell>
          <table:table-cell table:style-name="ce92" office:value-type="date" office:date-value="2023-09-09" calcext:value-type="date">
            <text:p>9 </text:p>
          </table:table-cell>
          <table:table-cell table:style-name="ce92" office:value-type="date" office:date-value="2023-09-10" calcext:value-type="date">
            <text:p>10 </text:p>
          </table:table-cell>
          <table:table-cell table:number-columns-repeated="2"/>
          <table:table-cell table:style-name="ce108" office:value-type="string" calcext:value-type="string">
            <text:p>P3</text:p>
          </table:table-cell>
          <table:table-cell table:style-name="ce119"/>
          <table:table-cell table:style-name="ce120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1" calcext:value-type="date">
            <text:p>11 </text:p>
          </table:table-cell>
          <table:table-cell table:style-name="ce92" office:value-type="date" office:date-value="2023-09-12" calcext:value-type="date">
            <text:p>12 </text:p>
          </table:table-cell>
          <table:table-cell table:style-name="ce92" office:value-type="date" office:date-value="2023-09-13" calcext:value-type="date">
            <text:p>13 </text:p>
          </table:table-cell>
          <table:table-cell table:style-name="ce92" office:value-type="date" office:date-value="2023-09-14" calcext:value-type="date">
            <text:p>14 </text:p>
          </table:table-cell>
          <table:table-cell table:style-name="ce96" office:value-type="date" office:date-value="2023-09-15" calcext:value-type="date">
            <text:p>15 </text:p>
          </table:table-cell>
          <table:table-cell table:style-name="ce92" office:value-type="date" office:date-value="2023-09-16" calcext:value-type="date">
            <text:p>16 </text:p>
          </table:table-cell>
          <table:table-cell table:style-name="ce92" office:value-type="date" office:date-value="2023-09-17" calcext:value-type="date">
            <text:p>17 </text:p>
          </table:table-cell>
          <table:table-cell table:number-columns-repeated="2"/>
          <table:table-cell table:style-name="ce109" office:value-type="string" calcext:value-type="string">
            <text:p>P4</text:p>
          </table:table-cell>
          <table:table-cell table:style-name="ce119"/>
          <table:table-cell table:style-name="ce120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8" calcext:value-type="date">
            <text:p>18 </text:p>
          </table:table-cell>
          <table:table-cell table:style-name="ce92" office:value-type="date" office:date-value="2023-09-19" calcext:value-type="date">
            <text:p>19 </text:p>
          </table:table-cell>
          <table:table-cell table:style-name="ce92" office:value-type="date" office:date-value="2023-09-20" calcext:value-type="date">
            <text:p>20 </text:p>
          </table:table-cell>
          <table:table-cell table:style-name="ce92" office:value-type="date" office:date-value="2023-09-21" calcext:value-type="date">
            <text:p>21 </text:p>
          </table:table-cell>
          <table:table-cell table:style-name="ce92" office:value-type="date" office:date-value="2023-09-22" calcext:value-type="date">
            <text:p>22 </text:p>
          </table:table-cell>
          <table:table-cell table:style-name="ce92" office:value-type="date" office:date-value="2023-09-23" calcext:value-type="date">
            <text:p>23 </text:p>
          </table:table-cell>
          <table:table-cell table:style-name="ce92" office:value-type="date" office:date-value="2023-09-24" calcext:value-type="date">
            <text:p>24 </text:p>
          </table:table-cell>
          <table:table-cell table:number-columns-repeated="2"/>
          <table:table-cell table:style-name="ce110" office:value-type="string" calcext:value-type="string">
            <text:p>P5</text:p>
          </table:table-cell>
          <table:table-cell table:style-name="ce119"/>
          <table:table-cell table:style-name="ce120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25" calcext:value-type="date">
            <text:p>25 </text:p>
          </table:table-cell>
          <table:table-cell table:style-name="ce92" office:value-type="date" office:date-value="2023-09-26" calcext:value-type="date">
            <text:p>26 </text:p>
          </table:table-cell>
          <table:table-cell table:style-name="ce92" office:value-type="date" office:date-value="2023-09-27" calcext:value-type="date">
            <text:p>27 </text:p>
          </table:table-cell>
          <table:table-cell table:style-name="ce92" office:value-type="date" office:date-value="2023-09-28" calcext:value-type="date">
            <text:p>28 </text:p>
          </table:table-cell>
          <table:table-cell table:style-name="ce97" office:value-type="date" office:date-value="2023-09-29" calcext:value-type="date">
            <text:p>29 </text:p>
          </table:table-cell>
          <table:table-cell table:style-name="ce92" office:value-type="date" office:date-value="2023-09-30" calcext:value-type="date">
            <text:p>30 </text:p>
          </table:table-cell>
          <table:table-cell table:style-name="ce92" office:value-type="date" office:date-value="2023-10-01" calcext:value-type="date">
            <text:p>1 </text:p>
          </table:table-cell>
          <table:table-cell table:number-columns-repeated="2"/>
          <table:table-cell table:style-name="ce111" office:value-type="string" calcext:value-type="string">
            <text:p>P6</text:p>
          </table:table-cell>
          <table:table-cell table:style-name="ce119"/>
          <table:table-cell table:style-name="ce120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98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112" office:value-type="string" calcext:value-type="string">
            <text:p>P7</text:p>
          </table:table-cell>
          <table:table-cell table:style-name="ce119"/>
          <table:table-cell table:style-name="ce120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113" office:value-type="string" calcext:value-type="string">
            <text:p>P8</text:p>
          </table:table-cell>
          <table:table-cell table:style-name="ce119"/>
          <table:table-cell table:style-name="ce120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99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114" office:value-type="string" calcext:value-type="string">
            <text:p>P9</text:p>
          </table:table-cell>
          <table:table-cell table:style-name="ce119"/>
          <table:table-cell table:style-name="ce120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115" office:value-type="string" calcext:value-type="string">
            <text:p>P10</text:p>
          </table:table-cell>
          <table:table-cell table:style-name="ce119"/>
          <table:table-cell table:style-name="ce120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100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116" office:value-type="string" calcext:value-type="string">
            <text:p>P11</text:p>
          </table:table-cell>
          <table:table-cell table:style-name="ce119"/>
          <table:table-cell table:style-name="ce120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117" office:value-type="string" calcext:value-type="string">
            <text:p>P12</text:p>
          </table:table-cell>
          <table:table-cell table:style-name="ce119"/>
          <table:table-cell table:style-name="ce120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101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10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103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104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105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88" table:number-columns-repeated="8"/>
          <table:table-cell table:number-columns-repeated="8"/>
        </table:table-row>
        <table:table-row table:style-name="ro4">
          <table:table-cell table:style-name="ce90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89"/>
        <table:table-column table:style-name="co2" table:number-columns-repeated="7" table:default-cell-style-name="ce93"/>
        <table:table-column table:style-name="co11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7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88"/>
          <table:table-cell table:style-name="ce91" office:value-type="string" calcext:value-type="string">
            <text:p>Lundi</text:p>
          </table:table-cell>
          <table:table-cell table:style-name="ce91" office:value-type="string" calcext:value-type="string">
            <text:p>Mardi</text:p>
          </table:table-cell>
          <table:table-cell table:style-name="ce91" office:value-type="string" calcext:value-type="string">
            <text:p>Mercredi</text:p>
          </table:table-cell>
          <table:table-cell table:style-name="ce91" office:value-type="string" calcext:value-type="string">
            <text:p>Jeudi</text:p>
          </table:table-cell>
          <table:table-cell table:style-name="ce91" office:value-type="string" calcext:value-type="string">
            <text:p>Vendredi</text:p>
          </table:table-cell>
          <table:table-cell table:style-name="ce91" office:value-type="string" calcext:value-type="string">
            <text:p>Samedi</text:p>
          </table:table-cell>
          <table:table-cell table:style-name="ce91" office:value-type="string" calcext:value-type="string">
            <text:p>Dimanche</text:p>
          </table:table-cell>
          <table:table-cell table:number-columns-repeated="2"/>
          <table:table-cell table:style-name="ce91" office:value-type="string" calcext:value-type="string">
            <text:p>Projets</text:p>
          </table:table-cell>
          <table:table-cell table:style-name="ce89" office:value-type="string" calcext:value-type="string">
            <text:p>Prêt</text:p>
          </table:table-cell>
          <table:table-cell table:style-name="ce9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92" office:value-type="date" office:date-value="2023-08-21" calcext:value-type="date">
            <text:p>21 </text:p>
          </table:table-cell>
          <table:table-cell table:style-name="ce92" office:value-type="date" office:date-value="2023-08-22" calcext:value-type="date">
            <text:p>22 </text:p>
          </table:table-cell>
          <table:table-cell table:style-name="ce92" office:value-type="date" office:date-value="2023-08-23" calcext:value-type="date">
            <text:p>23 </text:p>
          </table:table-cell>
          <table:table-cell table:style-name="ce92" office:value-type="date" office:date-value="2023-08-24" calcext:value-type="date">
            <text:p>24 </text:p>
          </table:table-cell>
          <table:table-cell table:style-name="ce92" office:value-type="date" office:date-value="2023-08-25" calcext:value-type="date">
            <text:p>25 </text:p>
          </table:table-cell>
          <table:table-cell table:style-name="ce92" office:value-type="date" office:date-value="2023-08-26" calcext:value-type="date">
            <text:p>26 </text:p>
          </table:table-cell>
          <table:table-cell table:style-name="ce92" office:value-type="date" office:date-value="2023-08-27" calcext:value-type="date">
            <text:p>27 </text:p>
          </table:table-cell>
          <table:table-cell table:number-columns-repeated="2"/>
          <table:table-cell table:style-name="ce106" office:value-type="string" calcext:value-type="string">
            <text:p>P1</text:p>
          </table:table-cell>
          <table:table-cell table:style-name="ce118"/>
          <table:table-cell table:style-name="ce120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8-28" calcext:value-type="date">
            <text:p>28 </text:p>
          </table:table-cell>
          <table:table-cell table:style-name="ce92" office:value-type="date" office:date-value="2023-08-29" calcext:value-type="date">
            <text:p>29 </text:p>
          </table:table-cell>
          <table:table-cell table:style-name="ce92" office:value-type="date" office:date-value="2023-08-30" calcext:value-type="date">
            <text:p>30 </text:p>
          </table:table-cell>
          <table:table-cell table:style-name="ce92" office:value-type="date" office:date-value="2023-08-31" calcext:value-type="date">
            <text:p>31 </text:p>
          </table:table-cell>
          <table:table-cell table:style-name="ce94" office:value-type="date" office:date-value="2023-09-01" calcext:value-type="date">
            <text:p>1 </text:p>
          </table:table-cell>
          <table:table-cell table:style-name="ce92" office:value-type="date" office:date-value="2023-09-02" calcext:value-type="date">
            <text:p>2 </text:p>
          </table:table-cell>
          <table:table-cell table:style-name="ce92" office:value-type="date" office:date-value="2023-09-03" calcext:value-type="date">
            <text:p>3 </text:p>
          </table:table-cell>
          <table:table-cell table:number-columns-repeated="2"/>
          <table:table-cell table:style-name="ce107" office:value-type="string" calcext:value-type="string">
            <text:p>P2</text:p>
          </table:table-cell>
          <table:table-cell table:style-name="ce118"/>
          <table:table-cell table:style-name="ce120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92" office:value-type="date" office:date-value="2023-09-04" calcext:value-type="date">
            <text:p>4 </text:p>
          </table:table-cell>
          <table:table-cell table:style-name="ce92" office:value-type="date" office:date-value="2023-09-05" calcext:value-type="date">
            <text:p>5 </text:p>
          </table:table-cell>
          <table:table-cell table:style-name="ce92" office:value-type="date" office:date-value="2023-09-06" calcext:value-type="date">
            <text:p>6 </text:p>
          </table:table-cell>
          <table:table-cell table:style-name="ce92" office:value-type="date" office:date-value="2023-09-07" calcext:value-type="date">
            <text:p>7 </text:p>
          </table:table-cell>
          <table:table-cell table:style-name="ce95" office:value-type="date" office:date-value="2023-09-08" calcext:value-type="date">
            <text:p>8 </text:p>
          </table:table-cell>
          <table:table-cell table:style-name="ce92" office:value-type="date" office:date-value="2023-09-09" calcext:value-type="date">
            <text:p>9 </text:p>
          </table:table-cell>
          <table:table-cell table:style-name="ce92" office:value-type="date" office:date-value="2023-09-10" calcext:value-type="date">
            <text:p>10 </text:p>
          </table:table-cell>
          <table:table-cell table:number-columns-repeated="2"/>
          <table:table-cell table:style-name="ce108" office:value-type="string" calcext:value-type="string">
            <text:p>P3</text:p>
          </table:table-cell>
          <table:table-cell table:style-name="ce119"/>
          <table:table-cell table:style-name="ce120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1" calcext:value-type="date">
            <text:p>11 </text:p>
          </table:table-cell>
          <table:table-cell table:style-name="ce92" office:value-type="date" office:date-value="2023-09-12" calcext:value-type="date">
            <text:p>12 </text:p>
          </table:table-cell>
          <table:table-cell table:style-name="ce92" office:value-type="date" office:date-value="2023-09-13" calcext:value-type="date">
            <text:p>13 </text:p>
          </table:table-cell>
          <table:table-cell table:style-name="ce92" office:value-type="date" office:date-value="2023-09-14" calcext:value-type="date">
            <text:p>14 </text:p>
          </table:table-cell>
          <table:table-cell table:style-name="ce92" office:value-type="date" office:date-value="2023-09-15" calcext:value-type="date">
            <text:p>15 </text:p>
          </table:table-cell>
          <table:table-cell table:style-name="ce92" office:value-type="date" office:date-value="2023-09-16" calcext:value-type="date">
            <text:p>16 </text:p>
          </table:table-cell>
          <table:table-cell table:style-name="ce92" office:value-type="date" office:date-value="2023-09-17" calcext:value-type="date">
            <text:p>17 </text:p>
          </table:table-cell>
          <table:table-cell table:number-columns-repeated="2"/>
          <table:table-cell table:style-name="ce109" office:value-type="string" calcext:value-type="string">
            <text:p>P4</text:p>
          </table:table-cell>
          <table:table-cell table:style-name="ce119"/>
          <table:table-cell table:style-name="ce120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8" calcext:value-type="date">
            <text:p>18 </text:p>
          </table:table-cell>
          <table:table-cell table:style-name="ce92" office:value-type="date" office:date-value="2023-09-19" calcext:value-type="date">
            <text:p>19 </text:p>
          </table:table-cell>
          <table:table-cell table:style-name="ce92" office:value-type="date" office:date-value="2023-09-20" calcext:value-type="date">
            <text:p>20 </text:p>
          </table:table-cell>
          <table:table-cell table:style-name="ce92" office:value-type="date" office:date-value="2023-09-21" calcext:value-type="date">
            <text:p>21 </text:p>
          </table:table-cell>
          <table:table-cell table:style-name="ce92" office:value-type="date" office:date-value="2023-09-22" calcext:value-type="date">
            <text:p>22 </text:p>
          </table:table-cell>
          <table:table-cell table:style-name="ce92" office:value-type="date" office:date-value="2023-09-23" calcext:value-type="date">
            <text:p>23 </text:p>
          </table:table-cell>
          <table:table-cell table:style-name="ce92" office:value-type="date" office:date-value="2023-09-24" calcext:value-type="date">
            <text:p>24 </text:p>
          </table:table-cell>
          <table:table-cell table:number-columns-repeated="2"/>
          <table:table-cell table:style-name="ce110" office:value-type="string" calcext:value-type="string">
            <text:p>P5</text:p>
          </table:table-cell>
          <table:table-cell table:style-name="ce119"/>
          <table:table-cell table:style-name="ce120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25" calcext:value-type="date">
            <text:p>25 </text:p>
          </table:table-cell>
          <table:table-cell table:style-name="ce92" office:value-type="date" office:date-value="2023-09-26" calcext:value-type="date">
            <text:p>26 </text:p>
          </table:table-cell>
          <table:table-cell table:style-name="ce92" office:value-type="date" office:date-value="2023-09-27" calcext:value-type="date">
            <text:p>27 </text:p>
          </table:table-cell>
          <table:table-cell table:style-name="ce92" office:value-type="date" office:date-value="2023-09-28" calcext:value-type="date">
            <text:p>28 </text:p>
          </table:table-cell>
          <table:table-cell table:style-name="ce96" office:value-type="date" office:date-value="2023-09-29" calcext:value-type="date">
            <text:p>29 </text:p>
          </table:table-cell>
          <table:table-cell table:style-name="ce92" office:value-type="date" office:date-value="2023-09-30" calcext:value-type="date">
            <text:p>30 </text:p>
          </table:table-cell>
          <table:table-cell table:style-name="ce92" office:value-type="date" office:date-value="2023-10-01" calcext:value-type="date">
            <text:p>1 </text:p>
          </table:table-cell>
          <table:table-cell table:number-columns-repeated="2"/>
          <table:table-cell table:style-name="ce111" office:value-type="string" calcext:value-type="string">
            <text:p>P6</text:p>
          </table:table-cell>
          <table:table-cell table:style-name="ce119"/>
          <table:table-cell table:style-name="ce120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92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112" office:value-type="string" calcext:value-type="string">
            <text:p>P7</text:p>
          </table:table-cell>
          <table:table-cell table:style-name="ce119"/>
          <table:table-cell table:style-name="ce120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92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113" office:value-type="string" calcext:value-type="string">
            <text:p>P8</text:p>
          </table:table-cell>
          <table:table-cell table:style-name="ce119"/>
          <table:table-cell table:style-name="ce120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97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114" office:value-type="string" calcext:value-type="string">
            <text:p>P9</text:p>
          </table:table-cell>
          <table:table-cell table:style-name="ce119"/>
          <table:table-cell table:style-name="ce120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98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115" office:value-type="string" calcext:value-type="string">
            <text:p>P10</text:p>
          </table:table-cell>
          <table:table-cell table:style-name="ce119"/>
          <table:table-cell table:style-name="ce120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92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116" office:value-type="string" calcext:value-type="string">
            <text:p>P11</text:p>
          </table:table-cell>
          <table:table-cell table:style-name="ce119"/>
          <table:table-cell table:style-name="ce120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92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117" office:value-type="string" calcext:value-type="string">
            <text:p>P12</text:p>
          </table:table-cell>
          <table:table-cell table:style-name="ce119"/>
          <table:table-cell table:style-name="ce120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99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9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92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100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92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92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101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92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127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127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123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124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125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126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122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88" table:number-columns-repeated="8"/>
          <table:table-cell table:number-columns-repeated="8"/>
        </table:table-row>
        <table:table-row table:style-name="ro8">
          <table:table-cell table:style-name="ce121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91"/>
        <table:table-column table:style-name="co12" table:default-cell-style-name="ce128"/>
        <table:table-column table:style-name="co13" table:default-cell-style-name="ce129"/>
        <table:table-row table:style-name="ro9">
          <table:table-cell office:value-type="string" calcext:value-type="string">
            <text:p>Projets</text:p>
          </table:table-cell>
          <table:table-cell table:style-name="ce91" office:value-type="string" calcext:value-type="string">
            <text:p>Date de soutenance</text:p>
          </table:table-cell>
          <table:table-cell table:style-name="ce89" office:value-type="string" calcext:value-type="string">
            <text:p>Statut</text:p>
          </table:table-cell>
        </table:table-row>
        <table:table-row table:style-name="ro9">
          <table:table-cell table:style-name="ce106" office:value-type="string" calcext:value-type="string">
            <text:p>P1</text:p>
          </table:table-cell>
          <table:table-cell table:number-columns-repeated="2"/>
        </table:table-row>
        <table:table-row table:style-name="ro9">
          <table:table-cell table:style-name="ce107" office:value-type="string" calcext:value-type="string">
            <text:p>P2</text:p>
          </table:table-cell>
          <table:table-cell table:number-columns-repeated="2"/>
        </table:table-row>
        <table:table-row table:style-name="ro9">
          <table:table-cell table:style-name="ce108" office:value-type="string" calcext:value-type="string">
            <text:p>P3</text:p>
          </table:table-cell>
          <table:table-cell table:number-columns-repeated="2"/>
        </table:table-row>
        <table:table-row table:style-name="ro9">
          <table:table-cell table:style-name="ce109" office:value-type="string" calcext:value-type="string">
            <text:p>P4</text:p>
          </table:table-cell>
          <table:table-cell table:number-columns-repeated="2"/>
        </table:table-row>
        <table:table-row table:style-name="ro9">
          <table:table-cell table:style-name="ce110" office:value-type="string" calcext:value-type="string">
            <text:p>P5</text:p>
          </table:table-cell>
          <table:table-cell table:number-columns-repeated="2"/>
        </table:table-row>
        <table:table-row table:style-name="ro9">
          <table:table-cell table:style-name="ce111" office:value-type="string" calcext:value-type="string">
            <text:p>P6</text:p>
          </table:table-cell>
          <table:table-cell table:number-columns-repeated="2"/>
        </table:table-row>
        <table:table-row table:style-name="ro9">
          <table:table-cell table:style-name="ce112" office:value-type="string" calcext:value-type="string">
            <text:p>P7</text:p>
          </table:table-cell>
          <table:table-cell table:number-columns-repeated="2"/>
        </table:table-row>
        <table:table-row table:style-name="ro9">
          <table:table-cell table:style-name="ce113" office:value-type="string" calcext:value-type="string">
            <text:p>P8</text:p>
          </table:table-cell>
          <table:table-cell table:number-columns-repeated="2"/>
        </table:table-row>
        <table:table-row table:style-name="ro9">
          <table:table-cell table:style-name="ce114" office:value-type="string" calcext:value-type="string">
            <text:p>P9</text:p>
          </table:table-cell>
          <table:table-cell table:number-columns-repeated="2"/>
        </table:table-row>
        <table:table-row table:style-name="ro9">
          <table:table-cell table:style-name="ce115" office:value-type="string" calcext:value-type="string">
            <text:p>P10</text:p>
          </table:table-cell>
          <table:table-cell table:number-columns-repeated="2"/>
        </table:table-row>
        <table:table-row table:style-name="ro9">
          <table:table-cell table:style-name="ce116" office:value-type="string" calcext:value-type="string">
            <text:p>P11</text:p>
          </table:table-cell>
          <table:table-cell table:number-columns-repeated="2"/>
        </table:table-row>
        <table:table-row table:style-name="ro9">
          <table:table-cell table:style-name="ce117" office:value-type="string" calcext:value-type="string">
            <text:p>P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6:26:26.9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2:02:34.597000000</meta:creation-date>
    <dc:date>2023-08-18T16:13:49.812000000</dc:date>
    <meta:editing-duration>PT1H25M2S</meta:editing-duration>
    <meta:editing-cycles>14</meta:editing-cycles>
    <meta:generator>LibreOffice/7.5.4.2$Windows_X86_64 LibreOffice_project/36ccfdc35048b057fd9854c757a8b67ec53977b6</meta:generator>
    <meta:document-statistic meta:table-count="3" meta:cell-count="516" meta:object-count="0"/>
  </office:meta>
</office:document-meta>
</file>